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68cm"/>
    </style:style>
    <style:style style:name="co4" style:family="table-column">
      <style:table-column-properties fo:break-before="auto" style:column-width="4.616cm"/>
    </style:style>
    <style:style style:name="co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 style:data-style-name="N3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erver</text:p>
          </table:table-cell>
          <table:table-cell office:value-type="string" calcext:value-type="string">
            <text:p>importPF()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16" calcext:value-type="date">
            <text:p>16年2月16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covered-table-cell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0">
            <text:p>Client</text:p>
          </table:table-cell>
          <table:table-cell office:value-type="string" calcext:value-type="string">
            <text:p>fillInputBuf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2-17" calcext:value-type="date">
            <text:p>16年2月17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covered-table-cell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10">
            <text:p>PersistenceFile</text:p>
          </table:table-cell>
          <table:table-cell office:value-type="string" calcext:value-type="string">
            <text:p>appendToPF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17" calcext:value-type="date">
            <text:p>16年2月17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 table:style-name="ce3"/>
          <table:table-cell office:value-type="string" calcext:value-type="string">
            <text:p>getNextPFEn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18" calcext:value-type="date">
            <text:p>16年2月18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covered-table-cell table:style-name="ce3"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 table:style-name="ce3"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8">
            <text:p>Command</text:p>
          </table:table-cell>
          <table:table-cell office:value-type="string" calcext:value-type="string">
            <text:p>needPF()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2-18" calcext:value-type="date">
            <text:p>16年2月18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covered-table-cell table:style-name="ce3"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table-cell table:style-name="ce3" table:number-columns-spanned="1" table:number-rows-spanned="6"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 table:style-name="ce3"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 table:style-name="ce3"/>
          <table:table-cell table:number-columns-repeated="3"/>
          <table:table-cell table:style-name="ce5"/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 table:number-columns-spanned="1" table:number-rows-spanned="17"/>
          <table:table-cell table:number-columns-repeated="4"/>
          <table:table-cell table:number-columns-spanned="1" table:number-rows-spanned="17"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  <table:table-row table:style-name="ro1">
          <table:covered-table-cell/>
          <table:table-cell table:number-columns-repeated="4"/>
          <table:covered-table-cell/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00／00／00</text:date>, <text:time style:data-style-name="N2" text:time-value="14:49:32.507231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25S</meta:editing-duration>
    <meta:editing-cycles>17</meta:editing-cycles>
    <meta:generator>LibreOffice/4.2.8.2$Linux_X86_64 LibreOffice_project/420m0$Build-2</meta:generator>
    <dc:date>2016-02-16T14:49:47.069248517</dc:date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